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025016069" calcext:value-type="float">
            <text:p>1,025016069</text:p>
          </table:table-cell>
          <table:table-cell office:value-type="float" office:value="0.5929866433" calcext:value-type="float">
            <text:p>0,5929866433</text:p>
          </table:table-cell>
          <table:table-cell office:value-type="float" office:value="0.0004504101817" calcext:value-type="float">
            <text:p>0,0004504102</text:p>
          </table:table-cell>
          <table:table-cell office:value-type="float" office:value="0.0000178734208" calcext:value-type="float">
            <text:p>1,78734208E-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418" calcext:value-type="float">
            <text:p>142418</text:p>
          </table:table-cell>
          <table:table-cell office:value-type="float" office:value="1.019268036" calcext:value-type="float">
            <text:p>1,019268036</text:p>
          </table:table-cell>
          <table:table-cell office:value-type="float" office:value="0.5982734561" calcext:value-type="float">
            <text:p>0,5982734561</text:p>
          </table:table-cell>
          <table:table-cell office:value-type="float" office:value="0.0003570472181" calcext:value-type="float">
            <text:p>0,0003570472</text:p>
          </table:table-cell>
          <table:table-cell office:value-type="float" office:value="0.00000714094449" calcext:value-type="float">
            <text:p>7,14094449E-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590" calcext:value-type="float">
            <text:p>142590</text:p>
          </table:table-cell>
          <table:table-cell office:value-type="float" office:value="1.053228855" calcext:value-type="float">
            <text:p>1,053228855</text:p>
          </table:table-cell>
          <table:table-cell office:value-type="float" office:value="0.5983155966" calcext:value-type="float">
            <text:p>0,5983155966</text:p>
          </table:table-cell>
          <table:table-cell office:value-type="float" office:value="0.0005919839605" calcext:value-type="float">
            <text:p>0,000591984</text:p>
          </table:table-cell>
          <table:table-cell office:value-type="float" office:value="0.000007132337032" calcext:value-type="float">
            <text:p>7,132337032E-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846" calcext:value-type="float">
            <text:p>142846</text:p>
          </table:table-cell>
          <table:table-cell office:value-type="float" office:value="1.073854566" calcext:value-type="float">
            <text:p>1,073854566</text:p>
          </table:table-cell>
          <table:table-cell office:value-type="float" office:value="0.5961329937" calcext:value-type="float">
            <text:p>0,5961329937</text:p>
          </table:table-cell>
          <table:table-cell office:value-type="float" office:value="0.0009398395778" calcext:value-type="float">
            <text:p>0,0009398396</text:p>
          </table:table-cell>
          <table:table-cell office:value-type="float" office:value="0.000003559998504" calcext:value-type="float">
            <text:p>0,000003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327" calcext:value-type="float">
            <text:p>143327</text:p>
          </table:table-cell>
          <table:table-cell office:value-type="float" office:value="1.082166076" calcext:value-type="float">
            <text:p>1,082166076</text:p>
          </table:table-cell>
          <table:table-cell office:value-type="float" office:value="0.5990329385" calcext:value-type="float">
            <text:p>0,5990329385</text:p>
          </table:table-cell>
          <table:table-cell office:value-type="float" office:value="0.0007557720528" calcext:value-type="float">
            <text:p>0,0007557721</text:p>
          </table:table-cell>
          <table:table-cell office:value-type="float" office:value="0.000003548225777" calcext:value-type="float">
            <text:p>3,548225777E-0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867" calcext:value-type="float">
            <text:p>143867</text:p>
          </table:table-cell>
          <table:table-cell office:value-type="float" office:value="1.027932525" calcext:value-type="float">
            <text:p>1,027932525</text:p>
          </table:table-cell>
          <table:table-cell office:value-type="float" office:value="0.5990677476" calcext:value-type="float">
            <text:p>0,5990677476</text:p>
          </table:table-cell>
          <table:table-cell office:value-type="float" office:value="0.0002898735111" calcext:value-type="float">
            <text:p>0,0002898735</text:p>
          </table:table-cell>
          <table:table-cell office:value-type="float" office:value="0.000003535042879" calcext:value-type="float">
            <text:p>0,0000035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071" calcext:value-type="float">
            <text:p>144071</text:p>
          </table:table-cell>
          <table:table-cell office:value-type="float" office:value="1.029719949" calcext:value-type="float">
            <text:p>1,029719949</text:p>
          </table:table-cell>
          <table:table-cell office:value-type="float" office:value="0.598765552" calcext:value-type="float">
            <text:p>0,598765552</text:p>
          </table:table-cell>
          <table:table-cell office:value-type="float" office:value="0.0002541636932" calcext:value-type="float">
            <text:p>0,0002541637</text:p>
          </table:table-cell>
          <table:table-cell office:value-type="float" office:value="0.000003530051345" calcext:value-type="float">
            <text:p>3,530051345E-0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27" calcext:value-type="float">
            <text:p>144227</text:p>
          </table:table-cell>
          <table:table-cell office:value-type="float" office:value="1.071202397" calcext:value-type="float">
            <text:p>1,071202397</text:p>
          </table:table-cell>
          <table:table-cell office:value-type="float" office:value="0.5996991396" calcext:value-type="float">
            <text:p>0,5996991396</text:p>
          </table:table-cell>
          <table:table-cell office:value-type="float" office:value="0.0004548836441" calcext:value-type="float">
            <text:p>0,0004548836</text:p>
          </table:table-cell>
          <table:table-cell office:value-type="float" office:value="0.000003526229875" calcext:value-type="float">
            <text:p>3,526229875E-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531" calcext:value-type="float">
            <text:p>144531</text:p>
          </table:table-cell>
          <table:table-cell office:value-type="float" office:value="1.063580155" calcext:value-type="float">
            <text:p>1,063580155</text:p>
          </table:table-cell>
          <table:table-cell office:value-type="float" office:value="0.5991467237" calcext:value-type="float">
            <text:p>0,5991467237</text:p>
          </table:table-cell>
          <table:table-cell office:value-type="float" office:value="0.0004715171817" calcext:value-type="float">
            <text:p>0,0004715172</text:p>
          </table:table-cell>
          <table:table-cell office:value-type="float" office:value="0.000003518784979" calcext:value-type="float">
            <text:p>3,518784979E-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895" calcext:value-type="float">
            <text:p>144895</text:p>
          </table:table-cell>
          <table:table-cell office:value-type="float" office:value="1.029640675" calcext:value-type="float">
            <text:p>1,029640675</text:p>
          </table:table-cell>
          <table:table-cell office:value-type="float" office:value="0.5984569192" calcext:value-type="float">
            <text:p>0,5984569192</text:p>
          </table:table-cell>
          <table:table-cell office:value-type="float" office:value="0.0003158836917" calcext:value-type="float">
            <text:p>0,0003158837</text:p>
          </table:table-cell>
          <table:table-cell office:value-type="float" office:value="0.000007019637451" calcext:value-type="float">
            <text:p>7,019637451E-006</text:p>
          </table:table-cell>
        </table:table-row>
        <table:table-row table:style-name="ro1">
          <table:table-cell table:number-columns-repeated="2"/>
          <table:table-cell table:formula="of:=AVERAGE([.C2:.C11])" office:value-type="float" office:value="1.0475609303" calcext:value-type="float">
            <text:p>1,0475609303</text:p>
          </table:table-cell>
          <table:table-cell table:formula="of:=AVERAGE([.D2:.D11])" office:value-type="float" office:value="0.59798777103" calcext:value-type="float">
            <text:p>0,597987771</text:p>
          </table:table-cell>
          <table:table-cell table:formula="of:=AVERAGE([.E2:.E11])" office:value-type="float" office:value="0.00048813747127" calcext:value-type="float">
            <text:p>0,0004881375</text:p>
          </table:table-cell>
          <table:table-cell table:formula="of:=AVERAGE([.F2:.F11])" office:value-type="float" office:value="0.0000060384673132" calcext:value-type="float">
            <text:p>6,0384673132E-006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9T20:09:39.628164346</dc:date>
    <meta:generator>LibreOffice/4.1.4.2$Linux_X86_64 LibreOffice_project/410m0$Build-2</meta:generator>
    <meta:editing-duration>P0D</meta:editing-duration>
    <meta:editing-cycles>1</meta:editing-cycles>
    <meta:document-statistic meta:table-count="1" meta:cell-count="70" meta:object-count="0"/>
  </office:meta>
</office:document-meta>
</file>